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fo:font-weight="bold" officeooo:rsid="0001e23d" officeooo:paragraph-rsid="0001e23d" style:font-size-asian="15pt" style:font-weight-asian="bold" style:font-size-complex="15pt" style:font-weight-complex="bold"/>
    </style:style>
    <style:style style:name="P2" style:family="paragraph" style:parent-style-name="Preformatted_20_Text">
      <style:paragraph-properties fo:text-align="start" style:justify-single-word="false"/>
      <style:text-properties fo:font-size="15pt" fo:font-weight="bold" officeooo:rsid="0001e23d" officeooo:paragraph-rsid="0001e23d" style:font-size-asian="15pt" style:font-weight-asian="bold" style:font-size-complex="15pt" style:font-weight-complex="bold"/>
    </style:style>
    <style:style style:name="P3" style:family="paragraph" style:parent-style-name="Preformatted_20_Text">
      <style:paragraph-properties fo:text-align="start" style:justify-single-word="false"/>
      <style:text-properties fo:font-size="15pt" fo:font-weight="normal" officeooo:rsid="0001e23d" officeooo:paragraph-rsid="0001e23d" style:font-size-asian="15pt" style:font-weight-asian="normal" style:font-size-complex="15pt" style:font-weight-complex="normal"/>
    </style:style>
    <style:style style:name="P4" style:family="paragraph" style:parent-style-name="Preformatted_20_Text" style:list-style-name="L1">
      <style:paragraph-properties fo:text-align="start" style:justify-single-word="false"/>
      <style:text-properties fo:font-size="12pt" fo:font-weight="normal" officeooo:rsid="0001e23d" officeooo:paragraph-rsid="0001e23d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1e23d" officeooo:paragraph-rsid="0001e23d" style:font-size-asian="10.5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la découverte des animaux de Guyane</text:p>
      <text:p text:style-name="P1"/>
      <text:p text:style-name="P2">Introduction :</text:p>
      <text:p text:style-name="P2"/>
      <text:p text:style-name="P5">Les raisons de la mise en place du projet :</text:p>
      <text:list xml:id="list4319476871402716575" text:style-name="L1">
        <text:list-item>
          <text:p text:style-name="P4">Profiter de la richesse de la faune guyanaise afin de permettre les élèves de rentrer dans les divers domaines d'apprentissage</text:p>
        </text:list-item>
        <text:list-item>
          <text:p text:style-name="P4">Permettre aux élèves de prendre conscience de la faune de Guyane pour l'apprécier et la protéger</text:p>
        </text:list-item>
        <text:list-item>
          <text:p text:style-name="P4"/>
        </text:list-item>
      </text:list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8T15:58:19.680153296</dc:date>
    <meta:editing-duration>PT15M6S</meta:editing-duration>
    <meta:editing-cycles>1</meta:editing-cycles>
    <meta:document-statistic meta:table-count="0" meta:image-count="0" meta:object-count="0" meta:page-count="1" meta:paragraph-count="6" meta:word-count="58" meta:character-count="319" meta:non-whitespace-character-count="269"/>
    <meta:generator>LibreOffice/4.4.1.2$Linux_X86_64 LibreOffice_project/40m0$Build-2</meta:generator>
  </office:meta>
</office:document-meta>
</file>